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bonise@webonise: ~$ <text:s/>git --version</text:p>
      <text:p text:style-name="P1">git version 2.31.1.windows.1</text:p>
      <text:p text:style-name="Standard"/>
      <text:p text:style-name="Standard">webonise@webonise: ~$ git config --global user.name "rohitpatil-webonise"</text:p>
      <text:p text:style-name="Standard"/>
      <text:p text:style-name="Standard">webonise@webonise: ~$ git config --global user.email "rohit.patil@weboniselab.com"</text:p>
      <text:p text:style-name="Standard"/>
      <text:p text:style-name="Standard">webonise@webonise: ~$ git config --global user.email</text:p>
      <text:p text:style-name="Standard">rohit.patil@weboniselab.com</text:p>
      <text:p text:style-name="Standard"/>
      <text:p text:style-name="Standard">webonise@webonise: ~$ mkdir Webonator-Assignments</text:p>
      <text:p text:style-name="Standard"/>
      <text:p text:style-name="Standard">webonise@webonise: ~ $ cd Webonator-Assignments</text:p>
      <text:p text:style-name="Standard"/>
      <text:p text:style-name="Standard">webonise@webonise: ~/Webonator-Assignments</text:p>
      <text:p text:style-name="P1">$ git init</text:p>
      <text:p text:style-name="Standard">Initialized empty Git repository in C:/Users/LEGION/Webonator-Assignments/.git/</text:p>
      <text:p text:style-name="Standard"/>
      <text:p text:style-name="Standard">webonise@webonise: ~/Webonator-Assignments (master)</text:p>
      <text:p text:style-name="Standard">$ ls</text:p>
      <text:p text:style-name="Standard"/>
      <text:p text:style-name="Standard">webonise@webonise: ~/Webonator-Assignments (master)</text:p>
      <text:p text:style-name="Standard">$ ls -a</text:p>
      <text:p text:style-name="Standard">./ <text:s/>../ <text:s/>.git/</text:p>
      <text:p text:style-name="Standard"/>
      <text:p text:style-name="Standard">webonise@webonise: ~/Webonator-Assignments (master)</text:p>
      <text:p text:style-name="Standard">$ git status</text:p>
      <text:p text:style-name="Standard">On branch master</text:p>
      <text:p text:style-name="Standard"/>
      <text:p text:style-name="Standard">No commits yet</text:p>
      <text:p text:style-name="Standard"/>
      <text:p text:style-name="Standard"><text:soft-page-break/>nothing to commit (create/copy files and use "git add" to track)</text:p>
      <text:p text:style-name="Standard">$ git status</text:p>
      <text:p text:style-name="Standard">On branch master</text:p>
      <text:p text:style-name="Standard"/>
      <text:p text:style-name="Standard">No commits yet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s text:c="8"/>Agile activity and assignment.txt</text:p>
      <text:p text:style-name="Standard"><text:s text:c="8"/>gitAssignment.txt</text:p>
      <text:p text:style-name="Standard"><text:s text:c="8"/>oops.cpp</text:p>
      <text:p text:style-name="Standard"/>
      <text:p text:style-name="Standard">nothing added to commit but untracked files present (use "git add" to track)</text:p>
      <text:p text:style-name="Standard">webonise@webonise: ~/Webonator-Assignments (master)</text:p>
      <text:p text:style-name="Standard">$ git add <text:s/>'Agile activity and assignment.txt'</text:p>
      <text:p text:style-name="Standard"/>
      <text:p text:style-name="Standard">webonise@webonise: ~/Webonator-Assignments (master)</text:p>
      <text:p text:style-name="Standard">$ git add <text:s/>'gitAssignment.txt'</text:p>
      <text:p text:style-name="Standard"/>
      <text:p text:style-name="Standard">webonise@webonise: ~/Webonator-Assignments (master)</text:p>
      <text:p text:style-name="Standard">$ git add <text:s/>'oops.cpp'</text:p>
      <text:p text:style-name="Standard"/>
      <text:p text:style-name="Standard">webonise@webonise: ~/Webonator-Assignments (master)</text:p>
      <text:p text:style-name="Standard">$ git status</text:p>
      <text:p text:style-name="Standard">On branch master</text:p>
      <text:p text:style-name="Standard"/>
      <text:p text:style-name="Standard">No commits yet</text:p>
      <text:p text:style-name="Standard"/>
      <text:p text:style-name="Standard">Changes to be committed:git</text:p>
      <text:p text:style-name="Standard"><text:s text:c="2"/>(use "git rm --cached &lt;file&gt;..." to unstage)</text:p>
      <text:p text:style-name="Standard"><text:s text:c="8"/>new file: <text:s text:c="2"/>Agile activity and assignment.txt</text:p>
      <text:p text:style-name="Standard"><text:s text:c="8"/>new file: <text:s text:c="2"/>gitAssignment.txt</text:p>
      <text:p text:style-name="Standard"><text:soft-page-break/><text:s text:c="8"/>new file: <text:s text:c="2"/>oops.cpp</text:p>
      <text:p text:style-name="Standard">webonise@webonise: ~</text:p>
      <text:p text:style-name="Standard">/Webonator-Assignments (master)</text:p>
      <text:p text:style-name="Standard">$ git commit -m 'intial commit'</text:p>
      <text:p text:style-name="Standard">[master (root-commit) e003378] intial commit</text:p>
      <text:p text:style-name="Standard"><text:s/>3 files changed, 195 insertions(+)</text:p>
      <text:p text:style-name="Standard"><text:s/>create mode 100644 Agile activity and assignment.txt</text:p>
      <text:p text:style-name="Standard"><text:s/>create mode 100644 gitAssignment.txt</text:p>
      <text:p text:style-name="Standard"><text:s/>create mode 100644 oops.cpp</text:p>
      <text:p text:style-name="Standard"/>
      <text:p text:style-name="Standard">webonise@webonise: ~/Webonator-Assignments (master)</text:p>
      <text:p text:style-name="Standard">$ git log</text:p>
      <text:p text:style-name="Standard">commit e0033784f9d20911741c8dfd04bd5bd8fd6f8857 (HEAD -&gt; master)</text:p>
      <text:p text:style-name="Standard">Author: rohit patil &lt;rohit.patil@weboniselab.com&gt;</text:p>
      <text:p text:style-name="Standard">Date: <text:s text:c="2"/>Mon Nov 22 17:40:28 2021 +0530</text:p>
      <text:p text:style-name="Standard"/>
      <text:p text:style-name="Standard"><text:s text:c="4"/>intial commit</text:p>
      <text:p text:style-name="Standard"/>
      <text:p text:style-name="Standard">webonise@webonise: ~/Webonator-Assignments (master)</text:p>
      <text:p text:style-name="Standard">$</text:p>
      <text:p text:style-name="Standard"><text:s/>git branch develop</text:p>
      <text:p text:style-name="Standard"/>
      <text:p text:style-name="Standard">webonise@webonise: ~/Webonator-Assignments (master)</text:p>
      <text:p text:style-name="Standard">$ git branch testing</text:p>
      <text:p text:style-name="Standard"/>
      <text:p text:style-name="Standard">webonise@webonise: ~/Webonator-Assignments (master)</text:p>
      <text:p text:style-name="Standard">$ git branch staging</text:p>
      <text:p text:style-name="Standard"/>
      <text:p text:style-name="Standard">webonise@webonise: ~/Webonator-Assignments (master)</text:p>
      <text:p text:style-name="Standard">$ git checkout develop</text:p>
      <text:p text:style-name="Standard">Switched to branch 'develop'</text:p>
      <text:p text:style-name="Standard"/>
      <text:p text:style-name="Standard"><text:soft-page-break/>webonise@webonise: ~~/Webonator-Assignments (develop)</text:p>
      <text:p text:style-name="Standard">$ git branch feature</text:p>
      <text:p text:style-name="Standard"/>
      <text:p text:style-name="Standard">webonise@webonise: ~/Webonator-Assignments (develop)</text:p>
      <text:p text:style-name="Standard">$ git checkout feature</text:p>
      <text:p text:style-name="Standard">Switched to branch 'feature'</text:p>
      <text:p text:style-name="Standard"/>
      <text:p text:style-name="Standard">webonise@webonise: ~/Webonator-Assignments (feature)</text:p>
      <text:p text:style-name="Standard">$ git status</text:p>
      <text:p text:style-name="Standard">On branch feature</text:p>
      <text:p text:style-name="Standard">nothing to commit, working tree cle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HIT PATIL</meta:initial-creator>
    <dc:creator>ROHIT PATIL</dc:creator>
    <meta:editing-cycles>1</meta:editing-cycles>
    <meta:creation-date>2021-12-08T06:44:00</meta:creation-date>
    <dc:date>2021-12-08T06:59:00</dc:date>
    <meta:editing-duration>PT15M</meta:editing-duration>
    <meta:generator>LibreOffice/6.4.7.2$Linux_X86_64 LibreOffice_project/40$Build-2</meta:generator>
    <meta:document-statistic meta:table-count="0" meta:image-count="0" meta:object-count="0" meta:page-count="4" meta:paragraph-count="78" meta:word-count="314" meta:character-count="2737" meta:non-whitespace-character-count="24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